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49393" officeooo:paragraph-rsid="00149393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49393" officeooo:paragraph-rsid="0014939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9393" officeooo:paragraph-rsid="0014d92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49393" officeooo:paragraph-rsid="00149393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7047" officeooo:paragraph-rsid="0015704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14d921" officeooo:paragraph-rsid="0014d921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7047" officeooo:paragraph-rsid="0014d921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5e48d" officeooo:paragraph-rsid="0015e48d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normal" officeooo:rsid="00149393" officeooo:paragraph-rsid="0015e48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4d921" officeooo:paragraph-rsid="0014d921" style:font-size-asian="12.25pt" style:font-weight-asian="normal" style:font-size-complex="14pt" style:font-weight-complex="normal"/>
    </style:style>
    <style:style style:name="T1" style:family="text">
      <style:text-properties officeooo:rsid="0014d921"/>
    </style:style>
    <style:style style:name="T2" style:family="text">
      <style:text-properties fo:font-style="italic" style:text-underline-style="solid" style:text-underline-width="auto" style:text-underline-color="font-color" officeooo:rsid="0014d921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57047"/>
    </style:style>
    <style:style style:name="T5" style:family="text">
      <style:text-properties style:text-underline-style="none" officeooo:rsid="0015e48d"/>
    </style:style>
    <style:style style:name="T6" style:family="text">
      <style:text-properties officeooo:rsid="001872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writer 3000</text:p>
      <text:p text:style-name="P1"/>
      <text:p text:style-name="P4">Problem:</text:p>
      <text:p text:style-name="P2"><text:tab/></text:p>
      <text:p text:style-name="P3">Xwriter 3000 is a <text:span text:style-name="T6">cloud</text:span> application that allows people to write books together. In this kind of application we want to preserve the confidendiality of the authors’ work. This is important because an auth<text:span text:style-name="T1">or</text:span> doesn’t want his work to be stolen or copied, etc before the book is published and protected by copyright. <text:span text:style-name="T1">The only people that are authorized to see and edit the book are authorized by the book’s owner. </text:span></text:p>
      <text:p text:style-name="P6"/>
      <text:p text:style-name="P3"><text:span text:style-name="T2">The major problem is that we don’t want to share our work with people that we don’t want to. </text:span><text:span text:style-name="T4">If someone gains access to the server they must not be able to view the documents.</text:span></text:p>
      <text:p text:style-name="P7"/>
      <text:p text:style-name="P7"/>
      <text:p text:style-name="P5">Requirements: </text:p>
      <text:p text:style-name="P5"/>
      <text:list xml:id="list7826213473022392869" text:style-name="L1">
        <text:list-item>
          <text:p text:style-name="P9"><text:span text:style-name="T5">Privacy</text:span><text:span text:style-name="T3"> </text:span><text:span text:style-name="T5">of the work</text:span></text:p>
        </text:list-item>
        <text:list-item>
          <text:p text:style-name="P8">Identification and authentification of the users</text:p>
        </text:list-item>
        <text:list-item>
          <text:p text:style-name="P8">Cryptographic Support</text:p>
        </text:list-item>
        <text:list-item>
          <text:p text:style-name="P8">Concurrent writting of books</text:p>
        </text:list-item>
        <text:list-item>
          <text:p text:style-name="P8">Secure path/channels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9:53:55.706910498</meta:creation-date>
    <dc:date>2017-10-20T10:39:59.216129892</dc:date>
    <meta:editing-duration>PT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33" meta:character-count="761" meta:non-whitespace-character-count="640"/>
  </office:meta>
</office:document-meta>
</file>